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n>1</mn>
        </mrow>
        <mrow>
          <mn>2</mn>
          <mi>m</mi>
        </mrow>
      </mfrac>
      <mfenced open="[" close="]">
        <mrow>
          <msup>
            <mfenced open="(" close=")">
              <mrow>
                <mfrac>
                  <mrow>
                    <mo stretchy="false">∂</mo>
                    <mi>W</mi>
                  </mrow>
                  <mrow>
                    <mo stretchy="false">∂</mo>
                    <mi>r</mi>
                  </mrow>
                </mfrac>
              </mrow>
            </mfenced>
            <mn>2</mn>
          </msup>
          <mrow>
            <mi/>
            <mo stretchy="false">+</mo>
            <mi/>
          </mrow>
          <mfrac>
            <mn>1</mn>
            <msup>
              <mi>r</mi>
              <mn>2</mn>
            </msup>
          </mfrac>
          <msup>
            <mfenced open="(" close=")">
              <mrow>
                <mfrac>
                  <mrow>
                    <mo stretchy="false">∂</mo>
                    <mi>W</mi>
                  </mrow>
                  <mrow>
                    <mphantom>
                      <mstyle>
                        <mrow>
                          <mn>.</mn>
                        </mrow>
                      </mstyle>
                    </mphantom>
                    <mo stretchy="false">∂</mo>
                    <mo stretchy="false">ϑ</mo>
                  </mrow>
                </mfrac>
              </mrow>
            </mfenced>
            <mn>2</mn>
          </msup>
          <mrow>
            <mi/>
            <mo stretchy="false">+</mo>
            <mi/>
          </mrow>
          <mfrac>
            <mn>1</mn>
            <mrow>
              <msup>
                <mi>r</mi>
                <mn>2</mn>
              </msup>
              <msup>
                <mi>sin</mi>
                <mn>2</mn>
              </msup>
              <mo stretchy="false">ϑ</mo>
            </mrow>
          </mfrac>
          <msup>
            <mfenced open="(" close=")">
              <mrow>
                <mfrac>
                  <mrow>
                    <mo stretchy="false">∂</mo>
                    <mi>W</mi>
                  </mrow>
                  <mrow>
                    <mphantom>
                      <mstyle>
                        <mrow>
                          <mn>.</mn>
                        </mrow>
                      </mstyle>
                    </mphantom>
                    <mo stretchy="false">∂</mo>
                    <mo stretchy="false">ϕ</mo>
                  </mrow>
                </mfrac>
              </mrow>
            </mfenced>
            <mn>2</mn>
          </msup>
        </mrow>
      </mfenced>
      <mrow>
        <mi/>
        <mo stretchy="false">−</mo>
        <mi/>
      </mrow>
      <mfrac>
        <mi>k</mi>
        <mi>r</mi>
      </mfrac>
      <mrow>
        <mi/>
        <mo stretchy="false">=</mo>
        <mi/>
      </mrow>
      <msub>
        <mo stretchy="false">α</mo>
        <mn>1</mn>
      </msub>
      <mrow>
        <mi/>
        <mo stretchy="false">=</mo>
        <mi/>
      </mrow>
      <mi>E</mi>
    </mrow>
    <annotation encoding="StarMath 5.0">{1} over {2 m} left [ left ( {partial W} over {partial r}  right )^2 `+` 1 over r^2 left ( {partial W} over {phantom . partial %ivartheta}  right )^2 `+` 1 over {r^2 sin^2 %ivartheta} left ( {partial W} over {phantom . partial %iphi}  right )^2 right ] `-` k over r `=` %ialpha _1 `=` 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21:37:36.203000000</meta:creation-date>
    <meta:generator>LibreOffice/4.1.4.2$Windows_x86 LibreOffice_project/0a0440ccc0227ad9829de5f46be37cfb6edcf72</meta:generator>
  </office:meta>
</office:document-meta>
</file>